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1">
            <text:p>K-3281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260.0">
            <text:p>8260.0</text:p>
          </table:table-cell>
          <table:table-cell office:value-type="float" office:value="115.0">
            <text:p>115.0</text:p>
          </table:table-cell>
          <table:table-cell office:value-type="string" office:value="Cirripedia">
            <text:p>Cirripedi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7">
            <text:p>AAR-1827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270.0">
            <text:p>9270.0</text:p>
          </table:table-cell>
          <table:table-cell office:value-type="float" office:value="90.0">
            <text:p>9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0">
            <text:p>-2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2">
            <text:p>AAR-1822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750.0">
            <text:p>9750.0</text:p>
          </table:table-cell>
          <table:table-cell office:value-type="float" office:value="100.0">
            <text:p>10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2">
            <text:p>K-328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780.0">
            <text:p>7780.0</text:p>
          </table:table-cell>
          <table:table-cell office:value-type="float" office:value="110.0">
            <text:p>110.0</text:p>
          </table:table-cell>
          <table:table-cell office:value-type="string" office:value="Cyprina">
            <text:p>Cyp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0">
            <text:p>AAR-1820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480.0">
            <text:p>9480.0</text:p>
          </table:table-cell>
          <table:table-cell office:value-type="float" office:value="90.0">
            <text:p>9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7">
            <text:p>-33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4">
            <text:p>K-2474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040.0">
            <text:p>7040.0</text:p>
          </table:table-cell>
          <table:table-cell office:value-type="float" office:value="110.0">
            <text:p>110.0</text:p>
          </table:table-cell>
          <table:table-cell office:value-type="string" office:value="Wood, Tilia">
            <text:p>Wood, Til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6">
            <text:p>K-2476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460.0">
            <text:p>7460.0</text:p>
          </table:table-cell>
          <table:table-cell office:value-type="float" office:value="120.0">
            <text:p>120.0</text:p>
          </table:table-cell>
          <table:table-cell office:value-type="string" office:value="Tree stump, Ulmus">
            <text:p>Tree stump, Ulm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80">
            <text:p>K-2480</text:p>
          </table:table-cell>
          <table:table-cell office:value-type="float" office:value="57.03">
            <text:p>57.03</text:p>
          </table:table-cell>
          <table:table-cell office:value-type="float" office:value="9.16">
            <text:p>9.16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755">
            <text:p>K-275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980.0">
            <text:p>7980.0</text:p>
          </table:table-cell>
          <table:table-cell office:value-type="float" office:value="120.0">
            <text:p>12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2">
            <text:p>K-287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5860.0">
            <text:p>5860.0</text:p>
          </table:table-cell>
          <table:table-cell office:value-type="float" office:value="95.0">
            <text:p>9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9">
            <text:p>AAR-1819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8320.0">
            <text:p>8320.0</text:p>
          </table:table-cell>
          <table:table-cell office:value-type="float" office:value="110.0">
            <text:p>110.0</text:p>
          </table:table-cell>
          <table:table-cell office:value-type="string" office:value="Tellina">
            <text:p>Tell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3">
            <text:p>K-2873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6950.0">
            <text:p>695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75">
            <text:p>-20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7843">
            <text:p>AAR-7843</text:p>
          </table:table-cell>
          <table:table-cell office:value-type="float" office:value="57.11">
            <text:p>57.11</text:p>
          </table:table-cell>
          <table:table-cell office:value-type="float" office:value="8.61">
            <text:p>8.61</text:p>
          </table:table-cell>
          <table:table-cell office:value-type="float" office:value="8810.0">
            <text:p>8810.0</text:p>
          </table:table-cell>
          <table:table-cell office:value-type="float" office:value="100.0">
            <text:p>10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VonPlatenHallermund2018">
            <text:p>JessenEtal2019,PetersenVonPlatenHallermund201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7">
            <text:p>AAR-13957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60.0">
            <text:p>8560.0</text:p>
          </table:table-cell>
          <table:table-cell office:value-type="float" office:value="40.0">
            <text:p>4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4">
            <text:p>-9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8">
            <text:p>AAR-1828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900.0">
            <text:p>9900.0</text:p>
          </table:table-cell>
          <table:table-cell office:value-type="float" office:value="140.0">
            <text:p>140.0</text:p>
          </table:table-cell>
          <table:table-cell office:value-type="string" office:value="Macoma">
            <text:p>Maco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4">
            <text:p>K-2874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5">
            <text:p>-23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50">
            <text:p>K-6150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400.0">
            <text:p>8400.0</text:p>
          </table:table-cell>
          <table:table-cell office:value-type="float" office:value="140.0">
            <text:p>140.0</text:p>
          </table:table-cell>
          <table:table-cell office:value-type="string" office:value="Freshwater gyttja">
            <text:p>Freshwater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5">
            <text:p>-1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9">
            <text:p>AAR-13959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10070.0">
            <text:p>1007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1">
            <text:p>-10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4291">
            <text:p>K-4291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7690.0">
            <text:p>7690.0</text:p>
          </table:table-cell>
          <table:table-cell office:value-type="float" office:value="110.0">
            <text:p>11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5">
            <text:p>JessenEtal2019,Petersen198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8">
            <text:p>AAR-1818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330.0">
            <text:p>9330.0</text:p>
          </table:table-cell>
          <table:table-cell office:value-type="float" office:value="150.0">
            <text:p>15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6.0">
            <text:p>-4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0">
            <text:p>K-3280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060.0">
            <text:p>8060.0</text:p>
          </table:table-cell>
          <table:table-cell office:value-type="float" office:value="115.0">
            <text:p>115.0</text:p>
          </table:table-cell>
          <table:table-cell office:value-type="string" office:value="Mytilus">
            <text:p>Myti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7">
            <text:p>K-6147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20.0">
            <text:p>6420.0</text:p>
          </table:table-cell>
          <table:table-cell office:value-type="float" office:value="100.0">
            <text:p>10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75">
            <text:p>-3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8">
            <text:p>K-6148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90.0">
            <text:p>6490.0</text:p>
          </table:table-cell>
          <table:table-cell office:value-type="float" office:value="140.0">
            <text:p>14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25">
            <text:p>-4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5">
            <text:p>K-287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9830.0">
            <text:p>9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75">
            <text:p>-25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8">
            <text:p>AAR-13958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20.0">
            <text:p>852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5">
            <text:p>-9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IA-42408">
            <text:p>KIA-42408</text:p>
          </table:table-cell>
          <table:table-cell office:value-type="float" office:value="56.99">
            <text:p>56.99</text:p>
          </table:table-cell>
          <table:table-cell office:value-type="float" office:value="9.26">
            <text:p>9.26</text:p>
          </table:table-cell>
          <table:table-cell office:value-type="float" office:value="7645.0">
            <text:p>7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Nielsen2010,Nielsen2013">
            <text:p>JessenEtal2019,Nielsen2010,Nielsen2013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9">
            <text:p>K-6149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180.0">
            <text:p>8180.0</text:p>
          </table:table-cell>
          <table:table-cell office:value-type="float" office:value="155.0">
            <text:p>155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75">
            <text:p>-11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